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size="12pt" fo:font-style="normal" style:text-underline-style="none"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ading Review #5</text:span><text:tab/><text:tab/><text:tab/>INTL 507, Fall 2011<text:tab/><text:tab/><text:tab/><text:tab/><text:tab/><text:span text:style-name="T1">Bruce Marron</text:span></text:p>
      <text:p text:style-name="Standard">31 October 2011<text:tab/><text:tab/><text:tab/><text:tab/><text:tab/><text:tab/><text:tab/><text:tab/><text:tab/><text:tab/>ID 971-18-3385</text:p>
      <text:p text:style-name="Standard"/>
      <text:p text:style-name="P2">Can it really be true that complete human (psychological) health is characterized by motivation for self-actualization only? That is, do young people who experience full gratification in the first four levels of <text:s/>Maslow's needs hierarchy remain somewhat immune to the motivations of those levels throughout their lifetime and seek only to expand their potential and capabilities? <text:s/>Scitovsky reminds us of what every Madison Avenue firm already knows: habits of consumption are easily established in a culture where cultural membership is defined as a necessity and then coupled with the insatiable comforts of status and rank. <text:s/>Foster hammers again at the treadmill system of production (i.e., Western capitalism) as the real villain of “eco-tastrophe” and argues that neither individual responsibility in the public sphere (reduction in consumerism) nor in the private sphere (the greening of CEOs) will be sufficient to transform the inherent immorality of (economic) wealth accumulation. <text:s/>Max-Neef's advocacy for implementation of the 'Another Development' strategy is well-placed: Another Development seems like a great recipe for an egalitarian and democratic eco-society.</text:p>
      <text:p text:style-name="P2"/>
      <text:p text:style-name="P2">I am amazed at the simplicity and the <text:s/>profundity of linking planetary well-being directly to complete human health as the key to positive systemic changes; that is, as the key to the sustainability of environmental, economic, and social systems as well as the key to ecological restoration and recovery. <text:s/>How obvious that Gaian vitality and human vitality are directly proportional in a dynamic relationship! <text:s/>It is Le Chatelier's Principle applied to the interconnected systems and cycles of the Earth (on one side of the reversible reaction) and the interconnected systems and cycles of human beings (on the other side of the reversible reaction). This relationship may well be primal: all subsequent Earth-human interactions flowing from it. <text:s/>Perhaps like most Earth advocates, I have conceptualized the detrimental relationship between humans and nature as primarily quantitative, where quantities of raw materials flow out of nature and quantities of waste are returned in direct proportion to the quantitative increase in human population, wealth, and technology. <text:s/>If there is environmental, economic, or social damage as a result of these flows, the remedies must involve a manipulation in the quantities of those flows. This is true but this perspective has failed to provide more than a first-aid kit of strategies for sustainability. A deeper (broader) analysis of the earth-human relationship requires a qualitative (and semi-quantitative) assessment of health and it is here that Maslow's concept of complete human health is critical. <text:s/>First, it is instructive to note the psychopathy that grips human beings when their needs are unmet, either because of natural circumstance or because of direct intervention (thwarting) by other humans. <text:s/>Maslow suggests some severe examples of this psychopathy but Scitovsky and Foster clearly show how unmet needs and manipulated needs create both environmental and social havoc. <text:s/>For example, Foster states that the decades-long pounding of consumerist propaganda has resulted in an American political and social diaspora: folks have become morose and have moved away from the healthy sphere of a democratic and interactive citizenry to an impoverished, isolated land of cynical consumerism. <text:s/>Foster points out that the treadmill of production creates the consumerism (which in turn creates ecological damage) but does not make the connection that in modern Western culture, consumerism is offered as the way to meet well, all human needs! Scitovsky, on the other hand, notes that consumption can be defined by defensive products and creative products and these categories can be linked to the psychological concepts of comfort and stimulation. <text:s/>And because the line between all of these is subjective, behavior can be manipulated by creating a psychopathic mechanism to fulfill a legitimate human comfort or need (e.g., having to “buy” your way into the “club” to meet the needs of belonging and esteem). <text:s/>But the real excitement is looking at maximum health: if Maslow is right, completely healthy humans will naturally create sustainable environmental, economic, and social systems to fulfill their only remaining needs; the need for self- actualization, the need for deep understanding, and the need for aesthetics and val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65in" fo:margin-bottom="0.8098in" fo:margin-left="0.55in" fo:margin-right="0.5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10-01T07:07:02</meta:creation-date>
    <dc:date>2011-10-30T19:15:07</dc:date>
    <meta:print-date>2011-10-30T19:13:55</meta:print-date>
    <meta:editing-cycles>83</meta:editing-cycles>
    <meta:editing-duration>P1DT14H59M43S</meta:editing-duration>
    <meta:user-defined meta:name="Info 1"/>
    <meta:user-defined meta:name="Info 2"/>
    <meta:user-defined meta:name="Info 3"/>
    <meta:user-defined meta:name="Info 4"/>
    <meta:document-statistic meta:table-count="0" meta:image-count="0" meta:object-count="0" meta:page-count="1" meta:paragraph-count="4" meta:word-count="700" meta:character-count="4553"/>
  </office:meta>
</office:document-meta>
</file>